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6a7" officeooo:paragraph-rsid="000846a7"/>
    </style:style>
    <style:style style:name="P2" style:family="paragraph" style:parent-style-name="Standard">
      <style:paragraph-properties fo:text-align="start" style:justify-single-word="false"/>
      <style:text-properties officeooo:rsid="000846a7" officeooo:paragraph-rsid="0008af0b"/>
    </style:style>
    <style:style style:name="P3" style:family="paragraph" style:parent-style-name="Standard">
      <style:paragraph-properties fo:text-align="center" style:justify-single-word="false"/>
      <style:text-properties officeooo:rsid="0008af0b" officeooo:paragraph-rsid="0008af0b"/>
    </style:style>
    <style:style style:name="P4" style:family="paragraph" style:parent-style-name="Standard">
      <style:paragraph-properties fo:text-align="start" style:justify-single-word="false"/>
      <style:text-properties officeooo:rsid="0008af0b" officeooo:paragraph-rsid="0008af0b"/>
    </style:style>
    <style:style style:name="P5" style:family="paragraph" style:parent-style-name="Standard">
      <style:paragraph-properties fo:text-align="center" style:justify-single-word="false"/>
      <style:text-properties officeooo:rsid="000a6802" officeooo:paragraph-rsid="000a6802"/>
    </style:style>
    <style:style style:name="P6" style:family="paragraph" style:parent-style-name="Standard">
      <style:paragraph-properties fo:text-align="start" style:justify-single-word="false"/>
      <style:text-properties officeooo:rsid="000a6802" officeooo:paragraph-rsid="000a6802"/>
    </style:style>
    <style:style style:name="P7" style:family="paragraph" style:parent-style-name="Standard">
      <style:paragraph-properties fo:text-align="center" style:justify-single-word="false"/>
      <style:text-properties officeooo:rsid="000c12d3" officeooo:paragraph-rsid="000c12d3"/>
    </style:style>
    <style:style style:name="P8" style:family="paragraph" style:parent-style-name="Standard">
      <style:paragraph-properties fo:text-align="start" style:justify-single-word="false"/>
      <style:text-properties officeooo:rsid="000c12d3" officeooo:paragraph-rsid="000c12d3"/>
    </style:style>
    <style:style style:name="P9" style:family="paragraph" style:parent-style-name="Standard">
      <style:text-properties officeooo:rsid="000dea26" officeooo:paragraph-rsid="000dea26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b85c00" style:font-name="inherit" fo:font-size="9pt" fo:letter-spacing="normal" fo:font-style="normal" fo:font-weight="normal" loext:padding="0cm" loext:border="non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fo:letter-spacing="normal" loext:padding="0cm" loext:border="non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Monaco" fo:font-size="9pt" fo:letter-spacing="normal" fo:font-style="normal" fo:font-weight="normal" loext:padding="0cm" loext:border="non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inherit" fo:font-size="9pt" fo:letter-spacing="normal" fo:font-style="normal" fo:font-weight="normal" loext:padding="0cm" loext:border="none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08af0b"/>
    </style:style>
    <style:style style:name="T3" style:family="text">
      <style:text-properties fo:color="#1990c5" style:font-name="inherit" fo:font-weight="bold"/>
    </style:style>
    <style:style style:name="T4" style:family="text">
      <style:text-properties fo:color="#1990c5" style:font-name="inherit" fo:font-size="9pt" fo:font-style="normal" fo:font-weight="bold"/>
    </style:style>
    <style:style style:name="T5" style:family="text">
      <style:text-properties fo:color="#006fe0"/>
    </style:style>
    <style:style style:name="T6" style:family="text">
      <style:text-properties fo:color="#006fe0" style:font-name="Monaco" fo:font-size="9pt" fo:font-style="normal" fo:font-weight="normal"/>
    </style:style>
    <style:style style:name="T7" style:family="text">
      <style:text-properties fo:color="#333333" style:font-name="inherit"/>
    </style:style>
    <style:style style:name="T8" style:family="text">
      <style:text-properties fo:color="#333333" style:font-name="inherit" fo:font-size="9pt" fo:font-style="normal" fo:font-weight="normal"/>
    </style:style>
    <style:style style:name="T9" style:family="text">
      <style:text-properties style:font-name="inherit"/>
    </style:style>
    <style:style style:name="T10" style:family="text">
      <style:text-properties style:font-name="inherit" fo:font-size="9pt" fo:font-style="normal" fo:font-weight="normal"/>
    </style:style>
    <style:style style:name="T11" style:family="text">
      <style:text-properties fo:color="#a67f59" style:font-name="inherit" fo:font-size="9pt" fo:font-style="normal" fo:font-weight="normal"/>
    </style:style>
    <style:style style:name="T12" style:family="text">
      <style:text-properties fo:color="#990055" style:font-name="inherit" fo:font-size="9pt" fo:font-style="normal" fo:font-weight="normal"/>
    </style:style>
    <style:style style:name="T13" style:family="text">
      <style:text-properties fo:color="#669900" style:font-name="inherit" fo:font-size="9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Vernam Cipher </text:p>
      <text:p text:style-name="Standard"/>
      <text:p text:style-name="Standard"/>
      <text:p text:style-name="Standard">#include &lt;stdio.h&gt;</text:p>
      <text:p text:style-name="Standard">#include &lt;stdlib.h&gt;</text:p>
      <text:p text:style-name="Standard"/>
      <text:p text:style-name="Standard">char a[27]={'a','b','c','d','e','f','g','h','i','j','k','l','m','n','o','p','q','r','s','t','u','v','w','x','y','z'};</text:p>
      <text:p text:style-name="Standard">int rnd[27];</text:p>
      <text:p text:style-name="Standard">int code[10],i,j;</text:p>
      <text:p text:style-name="Standard">char in[10],temp,out[10];</text:p>
      <text:p text:style-name="Standard"/>
      <text:p text:style-name="Standard">int main (void)</text:p>
      <text:p text:style-name="Standard">{ <text:s text:c="6"/>//----------------------------input-------------------------</text:p>
      <text:p text:style-name="Standard"><text:tab/></text:p>
      <text:p text:style-name="Standard"><text:tab/>printf("Please enter the input");</text:p>
      <text:p text:style-name="Standard"><text:tab/>for(i=0;i&lt;10;i++)</text:p>
      <text:p text:style-name="Standard"><text:tab/><text:tab/>{</text:p>
      <text:p text:style-name="Standard"><text:tab/><text:tab/>scanf("%c",&amp;temp);</text:p>
      <text:p text:style-name="Standard"><text:tab/><text:tab/>if (temp == 32 || temp =='\0')</text:p>
      <text:p text:style-name="Standard"><text:tab/><text:tab/><text:tab/>{</text:p>
      <text:p text:style-name="Standard"><text:tab/><text:tab/><text:tab/>continue;</text:p>
      <text:p text:style-name="Standard"><text:tab/><text:tab/><text:tab/>}</text:p>
      <text:p text:style-name="Standard"><text:tab/><text:tab/>else</text:p>
      <text:p text:style-name="Standard"><text:tab/><text:tab/><text:tab/>{</text:p>
      <text:p text:style-name="Standard"><text:tab/><text:tab/><text:tab/>in[i]=temp;</text:p>
      <text:p text:style-name="Standard"><text:tab/><text:tab/><text:tab/>}</text:p>
      <text:p text:style-name="Standard"><text:tab/><text:tab/>}</text:p>
      <text:p text:style-name="Standard"><text:s text:c="4"/>//--------------------random genration &amp; preserving it -------------------</text:p>
      <text:p text:style-name="Standard"><text:tab/>for (i=0;i&lt;10;i++)</text:p>
      <text:p text:style-name="Standard"><text:tab/><text:tab/>{</text:p>
      <text:p text:style-name="Standard"/>
      <text:p text:style-name="Standard"><text:tab/><text:tab/>for(j=0;j&lt;27;j++)</text:p>
      <text:p text:style-name="Standard"><text:tab/><text:tab/><text:tab/>{</text:p>
      <text:p text:style-name="Standard"><text:tab/><text:tab/><text:tab/>if (in[i]==a[j])</text:p>
      <text:p text:style-name="Standard"><text:tab/><text:tab/><text:tab/><text:tab/>{</text:p>
      <text:p text:style-name="Standard"><text:tab/><text:tab/><text:tab/><text:tab/>rnd[j]= rand()%100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//-------------------------Vernam operation---------------</text:p>
      <text:p text:style-name="Standard"><text:tab/>for (i=0;i&lt;10;i++)</text:p>
      <text:p text:style-name="Standard"><text:tab/>{</text:p>
      <text:p text:style-name="Standard"><text:tab/><text:tab/>for(j=0;j&lt;27;j++)</text:p>
      <text:p text:style-name="Standard"><text:tab/><text:tab/>{</text:p>
      <text:p text:style-name="Standard"><text:tab/><text:tab/> if (rnd[j]!=0)</text:p>
      <text:p text:style-name="Standard"><text:tab/><text:tab/><text:tab/>{</text:p>
      <text:p text:style-name="Standard"><text:tab/><text:tab/><text:tab/>code[i]= (in[i] + rnd[j])%26;</text:p>
      <text:p text:style-name="Standard"><text:tab/><text:tab/><text:tab/>}</text:p>
      <text:p text:style-name="Standard"><text:tab/><text:tab/> }</text:p>
      <text:p text:style-name="Standard"><text:tab/>}</text:p>
      <text:p text:style-name="Standard"><text:s/>//----------------Actual Text conversion from code --------------</text:p>
      <text:p text:style-name="Standard"><text:soft-page-break/><text:tab/>for (i=0;i&lt;10;i++)</text:p>
      <text:p text:style-name="Standard"><text:tab/>{</text:p>
      <text:p text:style-name="Standard"><text:tab/><text:tab/>for(j=0;j&lt;27;j++)</text:p>
      <text:p text:style-name="Standard"><text:tab/><text:tab/>{</text:p>
      <text:p text:style-name="Standard"><text:tab/><text:tab/><text:tab/>if (code[i]==j)</text:p>
      <text:p text:style-name="Standard"><text:tab/><text:tab/><text:tab/>{</text:p>
      <text:p text:style-name="Standard"><text:tab/><text:tab/><text:tab/>out[i]=a[j]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s/>//--------------OUT------------------------</text:p>
      <text:p text:style-name="Standard"><text:s text:c="6"/>for(i=0;i&lt;10;i++)</text:p>
      <text:p text:style-name="Standard"><text:s text:c="6"/>{</text:p>
      <text:p text:style-name="Standard"><text:s text:c="6"/>printf("%c",out[i]);</text:p>
      <text:p text:style-name="Standard"><text:s text:c="6"/>}</text:p>
      <text:p text:style-name="Standard"/>
      <text:p text:style-name="Standard"/>
      <text:p text:style-name="Standard">return 0;</text:p>
      <text:p text:style-name="Standard">}</text:p>
      <text:p text:style-name="Standard"/>
      <text:p text:style-name="P9">OUTPUT: ./a.out</text:p>
      <text:p text:style-name="P9">Please enter the input hello world</text:p>
      <text:p text:style-name="P9">encryption: iifmmpixps</text:p>
      <text:p text:style-name="Standard"/>
      <text:p text:style-name="Standard"/>
      <text:p text:style-name="P1">DES <text:line-break/>ALGORITHM</text:p>
      <text:p text:style-name="P2"><text:span text:style-name="T1">#include&lt;stdio.h&gt;</text:span><text:line-break/><text:span text:style-name="T1">int main()</text:span><text:line-break/><text:span text:style-name="T1">{</text:span><text:line-break/><text:span text:style-name="T1">int i, cnt=0, p8[8]={6,7,8,9,1,2,3,4};</text:span><text:line-break/><text:span text:style-name="T1">int p10[10]={6,7,8,9,10,1,2,3,4,5};</text:span><text:line-break/><text:line-break/><text:span text:style-name="T1">char input[11], k1[10], k2[10], temp[11];</text:span><text:line-break/><text:span text:style-name="T1">char LS1[5], LS2[5];</text:span><text:line-break/><text:span text:style-name="T1">//k1, k2 are for storing interim keys</text:span><text:line-break/><text:span text:style-name="T1">//p8 and p10 are for storing permutation key</text:span><text:line-break/><text:line-break/><text:span text:style-name="T1">//Read 10 bits from user...</text:span><text:line-break/><text:span text:style-name="T1">printf("Enter 10 bits input:");</text:span><text:line-break/><text:span text:style-name="T1">scanf("%s",input); </text:span><text:line-break/><text:span text:style-name="T1">input[10]='\0';</text:span><text:line-break/><text:line-break/><text:span text:style-name="T1">//Applying p10...</text:span><text:line-break/><text:span text:style-name="T1">for(i=0; i&lt;10; i++)</text:span><text:line-break/><text:span text:style-name="T1">{</text:span><text:line-break/><text:span text:style-name="T1">cnt = p10[i];</text:span><text:line-break/><text:span text:style-name="T1">temp[i] = input[cnt-1];</text:span><text:line-break/><text:span text:style-name="T1">}</text:span><text:line-break/><text:span text:style-name="T1">temp[i]='\0';</text:span><text:line-break/><text:span text:style-name="T1">printf("\nYour p10 key is    :");</text:span><text:line-break/><text:span text:style-name="T1">for(i=0; i&lt;10; i++)</text:span><text:line-break/><text:span text:style-name="T1">{ printf("%d,",p10[i]); }</text:span><text:line-break/><text:soft-page-break/><text:line-break/><text:span text:style-name="T1">printf("\nBits after p10     :");</text:span><text:line-break/><text:span text:style-name="T1">puts(temp);</text:span><text:line-break/><text:span text:style-name="T1">//Performing LS-1 on first half of temp</text:span><text:line-break/><text:span text:style-name="T1">for(i=0; i&lt;5; i++)</text:span><text:line-break/><text:span text:style-name="T1">{</text:span><text:line-break/><text:span text:style-name="T1">if(i==4)</text:span><text:line-break/><text:span text:style-name="T1">temp[i]=temp[0];</text:span><text:line-break/><text:span text:style-name="T1">else</text:span><text:line-break/><text:span text:style-name="T1">temp[i]=temp[i+1]; </text:span><text:line-break/><text:span text:style-name="T1">}</text:span><text:line-break/><text:span text:style-name="T1">//Performing LS-1 on second half of temp</text:span><text:line-break/><text:span text:style-name="T1">for(i=5; i&lt;10; i++)</text:span><text:line-break/><text:span text:style-name="T1">{</text:span><text:line-break/><text:span text:style-name="T1">if(i==9)</text:span><text:line-break/><text:span text:style-name="T1">temp[i]=temp[5];</text:span><text:line-break/><text:span text:style-name="T1">else</text:span><text:line-break/><text:span text:style-name="T1">temp[i]=temp[i+1]; </text:span><text:line-break/><text:span text:style-name="T1">}</text:span><text:line-break/><text:span text:style-name="T1">printf("Output after LS-1  :");</text:span><text:line-break/><text:span text:style-name="T1">puts(temp);</text:span><text:line-break/><text:line-break/><text:span text:style-name="T1">printf("\nYour p8 key is     :");</text:span><text:line-break/><text:span text:style-name="T1">for(i=0; i&lt;8; i++)</text:span><text:line-break/><text:span text:style-name="T1">{ printf("%d,",p8[i]); }</text:span><text:line-break/><text:span text:style-name="T1"><text:line-break/>//Applying p8...</text:span><text:line-break/><text:span text:style-name="T1">for(i=0; i&lt;8; i++)</text:span><text:line-break/><text:span text:style-name="T1">{</text:span><text:line-break/><text:span text:style-name="T1">cnt = p8[i];</text:span><text:line-break/><text:span text:style-name="T1">k1[i] = temp[cnt-1];</text:span><text:line-break/><text:span text:style-name="T1">}</text:span><text:line-break/><text:span text:style-name="T1">printf("\nYour key k1 is     :");</text:span><text:line-break/><text:span text:style-name="T1">puts(k1); </text:span><text:line-break/><text:span text:style-name="T1">//This program can be extended to generate k2 as per DES algorithm.</text:span><text:line-break/><text:span text:style-name="T1">}</text:span></text:p>
      <text:p text:style-name="P2"><text:span text:style-name="T2"/></text:p>
      <text:p text:style-name="P2"><text:span text:style-name="T2">Output:./a.out</text:span></text:p>
      <text:p text:style-name="P2"><text:span text:style-name="T2">Enter 10 bits input:1 0 1 0 1 0 1 0 1 0 <text:s text:c="11"/></text:span></text:p>
      <text:p text:style-name="P2"><text:span text:style-name="T2"/></text:p>
      <text:p text:style-name="P2"><text:span text:style-name="T2">Your p10 key is <text:s text:c="3"/>:6,7,8,9,10,1,2,3,4,5,</text:span></text:p>
      <text:p text:style-name="P2"><text:span text:style-name="T2">Bits after p10 <text:s text:c="4"/>:</text:span></text:p>
      <text:p text:style-name="P2"><text:span text:style-name="T2"/></text:p>
      <text:p text:style-name="P2"><text:span text:style-name="T2">Your p8 key is <text:s text:c="4"/>:6,7,8,9,1,2,3,4,</text:span></text:p>
      <text:p text:style-name="P2"><text:span text:style-name="T2">Your key k1 is <text:s text:c="4"/>:</text:span></text:p>
      <text:p text:style-name="P2"><text:span text:style-name="T2"/></text:p>
      <text:p text:style-name="P2"><text:line-break/><text:tab/><text:tab/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Rail Fence Algorithm</text:p>
      <text:p text:style-name="P4">#include&lt;stdio.h&gt;</text:p>
      <text:p text:style-name="P4">#include&lt;string.h&gt;</text:p>
      <text:p text:style-name="P4"><text:s/></text:p>
      <text:p text:style-name="P4">void encryptMsg(char msg[], int key){</text:p>
      <text:p text:style-name="P4"><text:s text:c="4"/>int msgLen = strlen(msg), i, j, k = -1, row = 0, col = 0;</text:p>
      <text:p text:style-name="P4"><text:s text:c="4"/>char railMatrix[key][msgLen];</text:p>
      <text:p text:style-name="P4"><text:s/></text:p>
      <text:p text:style-name="P4"><text:s text:c="4"/>for(i = 0; i &lt; key; ++i)</text:p>
      <text:p text:style-name="P4"><text:s text:c="8"/>for(j = 0; j &lt; msgLen; ++j)</text:p>
      <text:p text:style-name="P4"><text:s text:c="12"/>railMatrix[i][j] = '\n';</text:p>
      <text:p text:style-name="P4"><text:s/></text:p>
      <text:p text:style-name="P4"><text:s text:c="4"/>for(i = 0; i &lt; msgLen; ++i){</text:p>
      <text:p text:style-name="P4"><text:s text:c="8"/>railMatrix[row][col++] = msg[i];</text:p>
      <text:p text:style-name="P4"><text:s/></text:p>
      <text:p text:style-name="P4"><text:s text:c="8"/>if(row == 0 || row == key-1)</text:p>
      <text:p text:style-name="P4"><text:s text:c="12"/>k= k * (-1);</text:p>
      <text:p text:style-name="P4"><text:s/></text:p>
      <text:p text:style-name="P4"><text:s text:c="8"/>row = row + k;</text:p>
      <text:p text:style-name="P4"><text:s text:c="4"/>}</text:p>
      <text:p text:style-name="P4"><text:s/></text:p>
      <text:p text:style-name="P4"><text:s text:c="4"/>printf("\nEncrypted Message: ");</text:p>
      <text:p text:style-name="P4"><text:s/></text:p>
      <text:p text:style-name="P4"><text:s text:c="4"/>for(i = 0; i &lt; key; ++i)</text:p>
      <text:p text:style-name="P4"><text:s text:c="8"/>for(j = 0; j &lt; msgLen; ++j)</text:p>
      <text:p text:style-name="P4"><text:s text:c="12"/>if(railMatrix[i][j] != '\n')</text:p>
      <text:p text:style-name="P4"><text:s text:c="16"/>printf("%c", railMatrix[i][j]);</text:p>
      <text:p text:style-name="P4">}</text:p>
      <text:p text:style-name="P4"><text:s/></text:p>
      <text:p text:style-name="P4">void decryptMsg(char enMsg[], int key){</text:p>
      <text:p text:style-name="P4"><text:s text:c="4"/>int msgLen = strlen(enMsg), i, j, k = -1, row = 0, col = 0, m = 0;</text:p>
      <text:p text:style-name="P4"><text:s text:c="4"/>char railMatrix[key][msgLen];</text:p>
      <text:p text:style-name="P4"><text:s/></text:p>
      <text:p text:style-name="P4"><text:s text:c="4"/>for(i = 0; i &lt; key; ++i)</text:p>
      <text:p text:style-name="P4"><text:s text:c="8"/>for(j = 0; j &lt; msgLen; ++j)</text:p>
      <text:p text:style-name="P4"><text:s text:c="12"/>railMatrix[i][j] = '\n';</text:p>
      <text:p text:style-name="P4"><text:s/></text:p>
      <text:p text:style-name="P4"><text:s text:c="4"/>for(i = 0; i &lt; msgLen; ++i){</text:p>
      <text:p text:style-name="P4"><text:s text:c="8"/>railMatrix[row][col++] = '*';</text:p>
      <text:p text:style-name="P4"><text:s/></text:p>
      <text:p text:style-name="P4"><text:s text:c="8"/>if(row == 0 || row == key-1)</text:p>
      <text:p text:style-name="P4"><text:s text:c="12"/>k= k * (-1);</text:p>
      <text:p text:style-name="P4"><text:s/></text:p>
      <text:p text:style-name="P4"><text:s text:c="8"/>row = row + k;</text:p>
      <text:p text:style-name="P4"><text:s text:c="4"/>}</text:p>
      <text:p text:style-name="P4"><text:s/></text:p>
      <text:p text:style-name="P4"><text:s text:c="4"/>for(i = 0; i &lt; key; ++i)</text:p>
      <text:p text:style-name="P4"><text:s text:c="8"/>for(j = 0; j &lt; msgLen; ++j)</text:p>
      <text:p text:style-name="P4"><text:s text:c="12"/>if(railMatrix[i][j] == '*')</text:p>
      <text:p text:style-name="P4"><text:s text:c="16"/>railMatrix[i][j] = enMsg[m++];</text:p>
      <text:p text:style-name="P4"><text:soft-page-break/><text:s/></text:p>
      <text:p text:style-name="P4"><text:s text:c="4"/>row = col = 0;</text:p>
      <text:p text:style-name="P4"><text:s text:c="4"/>k = -1;</text:p>
      <text:p text:style-name="P4"><text:s/></text:p>
      <text:p text:style-name="P4"><text:s text:c="4"/>printf("\nDecrypted Message: ");</text:p>
      <text:p text:style-name="P4"><text:s/></text:p>
      <text:p text:style-name="P4"><text:s text:c="4"/>for(i = 0; i &lt; msgLen; ++i){</text:p>
      <text:p text:style-name="P4"><text:s text:c="8"/>printf("%c", railMatrix[row][col++]);</text:p>
      <text:p text:style-name="P4"><text:s/></text:p>
      <text:p text:style-name="P4"><text:s text:c="8"/>if(row == 0 || row == key-1)</text:p>
      <text:p text:style-name="P4"><text:s text:c="12"/>k= k * (-1);</text:p>
      <text:p text:style-name="P4"><text:s/></text:p>
      <text:p text:style-name="P4"><text:s text:c="8"/>row = row + k;</text:p>
      <text:p text:style-name="P4"><text:s text:c="4"/>}</text:p>
      <text:p text:style-name="P4">}</text:p>
      <text:p text:style-name="P4"><text:s/></text:p>
      <text:p text:style-name="P4">int main(){</text:p>
      <text:p text:style-name="P4"><text:s text:c="4"/>char msg[] = "Hello World";</text:p>
      <text:p text:style-name="P4"><text:s text:c="4"/>char enMsg[] = "Horel ollWd";</text:p>
      <text:p text:style-name="P4"><text:s text:c="4"/>int key = 3;</text:p>
      <text:p text:style-name="P4"><text:s/></text:p>
      <text:p text:style-name="P4"><text:s text:c="4"/>printf("Original Message: %s", msg);</text:p>
      <text:p text:style-name="P4"><text:s/></text:p>
      <text:p text:style-name="P4"><text:s text:c="4"/>encryptMsg(msg, key);</text:p>
      <text:p text:style-name="P4"><text:s text:c="4"/>decryptMsg(enMsg, key);</text:p>
      <text:p text:style-name="P4"><text:s/></text:p>
      <text:p text:style-name="P4"><text:s text:c="4"/>return 0;</text:p>
      <text:p text:style-name="P4">}</text:p>
      <text:p text:style-name="P4"/>
      <text:p text:style-name="P4"/>
      <text:p text:style-name="P4">Output : ./a.out</text:p>
      <text:p text:style-name="P4">Original Message: Hello World</text:p>
      <text:p text:style-name="P4">Encrypted Message: Horel ollWd</text:p>
      <text:p text:style-name="P3"/>
      <text:p text:style-name="P3"/>
      <text:p text:style-name="P5">CAESAR CIPHER </text:p>
      <text:p text:style-name="P6">#include &lt;stdio.h&gt;</text:p>
      <text:p text:style-name="P6">#include &lt;ctype.h&gt;</text:p>
      <text:p text:style-name="P6"/>
      <text:p text:style-name="P6">#define MAXSIZE 1024</text:p>
      <text:p text:style-name="P6"/>
      <text:p text:style-name="P6">void encrypt(char*);</text:p>
      <text:p text:style-name="P6">void decrypt(char*);</text:p>
      <text:p text:style-name="P6"/>
      <text:p text:style-name="P6">int menu();</text:p>
      <text:p text:style-name="P6"/>
      <text:p text:style-name="P6">int</text:p>
      <text:p text:style-name="P6">main(void)</text:p>
      <text:p text:style-name="P6">{</text:p>
      <text:p text:style-name="P6"/>
      <text:p text:style-name="P6">char c,</text:p>
      <text:p text:style-name="P6"><text:s text:c="5"/>choice[2],</text:p>
      <text:p text:style-name="P6"><text:soft-page-break/><text:s text:c="5"/>s[MAXSIZE];</text:p>
      <text:p text:style-name="P6"/>
      <text:p text:style-name="P6"><text:s/>while(1)</text:p>
      <text:p text:style-name="P6"><text:s/>{</text:p>
      <text:p text:style-name="P6"><text:s/>menu();</text:p>
      <text:p text:style-name="P6"/>
      <text:p text:style-name="P6"><text:s/>gets(choice);</text:p>
      <text:p text:style-name="P6"/>
      <text:p text:style-name="P6"><text:s/>if((choice[0]=='e')||(choice[0]=='E'))</text:p>
      <text:p text:style-name="P6"><text:s/>{</text:p>
      <text:p text:style-name="P6"><text:s text:c="2"/>puts("Input text to encrypt-&gt;");</text:p>
      <text:p text:style-name="P6"><text:s text:c="2"/>gets(s);</text:p>
      <text:p text:style-name="P6"><text:s text:c="2"/>encrypt(s);</text:p>
      <text:p text:style-name="P6"><text:s/>}</text:p>
      <text:p text:style-name="P6"><text:s/>else if((choice[0]=='d')||(choice[0]=='D'))</text:p>
      <text:p text:style-name="P6"><text:s/>{</text:p>
      <text:p text:style-name="P6"><text:s text:c="2"/>puts("Input text to decrypt-&gt;");</text:p>
      <text:p text:style-name="P6"><text:s text:c="2"/>gets(s);</text:p>
      <text:p text:style-name="P6"><text:s text:c="2"/>decrypt(s);</text:p>
      <text:p text:style-name="P6"><text:s/>}</text:p>
      <text:p text:style-name="P6"><text:s/>else</text:p>
      <text:p text:style-name="P6"><text:s text:c="4"/>break;</text:p>
      <text:p text:style-name="P6"><text:s/>}</text:p>
      <text:p text:style-name="P6"/>
      <text:p text:style-name="P6"><text:s/>return 0;</text:p>
      <text:p text:style-name="P6">}</text:p>
      <text:p text:style-name="P6"/>
      <text:p text:style-name="P6">void encrypt(char*str)</text:p>
      <text:p text:style-name="P6">{</text:p>
      <text:p text:style-name="P6"><text:tab/>int n=0;</text:p>
      <text:p text:style-name="P6"><text:tab/>char *p=str,</text:p>
      <text:p text:style-name="P6"><text:tab/><text:tab/> q[MAXSIZE];</text:p>
      <text:p text:style-name="P6"/>
      <text:p text:style-name="P6"><text:tab/>while(*p)</text:p>
      <text:p text:style-name="P6"><text:tab/>{</text:p>
      <text:p text:style-name="P6"><text:tab/> if(islower(*p))</text:p>
      <text:p text:style-name="P6"><text:tab/> {</text:p>
      <text:p text:style-name="P6"><text:tab/><text:tab/> if((*p&gt;='a')&amp;&amp;(*p&lt;'x'))</text:p>
      <text:p text:style-name="P6"><text:tab/><text:tab/><text:tab/> q[n]=toupper(*p + (char)3);</text:p>
      <text:p text:style-name="P6"><text:tab/><text:tab/> else if(*p=='x')</text:p>
      <text:p text:style-name="P6"><text:tab/><text:tab/><text:tab/> q[n]='A';</text:p>
      <text:p text:style-name="P6"><text:tab/><text:tab/> else if(*p=='y')</text:p>
      <text:p text:style-name="P6"><text:tab/><text:tab/><text:tab/> q[n]='B';</text:p>
      <text:p text:style-name="P6"><text:tab/><text:tab/> else</text:p>
      <text:p text:style-name="P6"><text:tab/><text:tab/><text:tab/> q[n]='C';</text:p>
      <text:p text:style-name="P6"><text:tab/> }</text:p>
      <text:p text:style-name="P6"><text:tab/> else</text:p>
      <text:p text:style-name="P6"><text:tab/> {</text:p>
      <text:p text:style-name="P6"><text:tab/><text:tab/> q[n]=*p;</text:p>
      <text:p text:style-name="P6"><text:tab/> }</text:p>
      <text:p text:style-name="P6"><text:tab/> n++; p++;</text:p>
      <text:p text:style-name="P6"><text:tab/>}</text:p>
      <text:p text:style-name="P6"><text:soft-page-break/><text:tab/>q[n++]='\0';</text:p>
      <text:p text:style-name="P6"><text:tab/>puts(q);</text:p>
      <text:p text:style-name="P6">}</text:p>
      <text:p text:style-name="P6"/>
      <text:p text:style-name="P6">void decrypt(char*str)</text:p>
      <text:p text:style-name="P6">{</text:p>
      <text:p text:style-name="P6"><text:tab/>int <text:s text:c="2"/>n=0;</text:p>
      <text:p text:style-name="P6"><text:tab/>char *p=str,</text:p>
      <text:p text:style-name="P6"><text:tab/><text:tab/> q[MAXSIZE];</text:p>
      <text:p text:style-name="P6"/>
      <text:p text:style-name="P6"><text:tab/>while(*p)</text:p>
      <text:p text:style-name="P6"><text:tab/>{</text:p>
      <text:p text:style-name="P6"><text:tab/> if(isupper(*p))</text:p>
      <text:p text:style-name="P6"><text:tab/> {</text:p>
      <text:p text:style-name="P6"><text:tab/><text:tab/> if((*p&gt;='D')&amp;&amp;(*p&lt;='Z'))</text:p>
      <text:p text:style-name="P6"><text:tab/><text:tab/><text:tab/> q[n]=tolower(*p - (char)3);</text:p>
      <text:p text:style-name="P6"><text:tab/><text:tab/> else if(*p=='A')</text:p>
      <text:p text:style-name="P6"><text:tab/><text:tab/><text:tab/> q[n]='x';</text:p>
      <text:p text:style-name="P6"><text:tab/><text:tab/> else if(*p=='B')</text:p>
      <text:p text:style-name="P6"><text:tab/><text:tab/><text:tab/> q[n]='y';</text:p>
      <text:p text:style-name="P6"><text:tab/><text:tab/> else</text:p>
      <text:p text:style-name="P6"><text:tab/><text:tab/><text:tab/> q[n]='z';</text:p>
      <text:p text:style-name="P6"><text:tab/> }</text:p>
      <text:p text:style-name="P6"><text:tab/> else</text:p>
      <text:p text:style-name="P6"><text:tab/> {</text:p>
      <text:p text:style-name="P6"><text:tab/><text:tab/> q[n]=*p;</text:p>
      <text:p text:style-name="P6"><text:tab/> }</text:p>
      <text:p text:style-name="P6"><text:tab/> n++; p++;</text:p>
      <text:p text:style-name="P6"><text:tab/>}</text:p>
      <text:p text:style-name="P6"><text:tab/>q[n++]='\0';</text:p>
      <text:p text:style-name="P6"><text:tab/>puts(q);</text:p>
      <text:p text:style-name="P6">}</text:p>
      <text:p text:style-name="P6"/>
      <text:p text:style-name="P6">int menu()</text:p>
      <text:p text:style-name="P6">{</text:p>
      <text:p text:style-name="P6"><text:s/>puts("To encrypt, input e or E\n");</text:p>
      <text:p text:style-name="P6"><text:s/>puts("To decrypt, input d or D\n");</text:p>
      <text:p text:style-name="P6"><text:s/>puts("To exit, input any other letter\n");</text:p>
      <text:p text:style-name="P6"><text:s/>puts("Your choice:-&gt;\n");</text:p>
      <text:p text:style-name="P6"><text:s/>return 0;</text:p>
      <text:p text:style-name="P6">}</text:p>
      <text:p text:style-name="P6"/>
      <text:p text:style-name="P6">OUTPUT: ./a.out</text:p>
      <text:p text:style-name="P6">To encrypt, input e or E</text:p>
      <text:p text:style-name="P6"/>
      <text:p text:style-name="P6">To decrypt, input d or D</text:p>
      <text:p text:style-name="P6"/>
      <text:p text:style-name="P6">To exit, input any other letter</text:p>
      <text:p text:style-name="P6"/>
      <text:p text:style-name="P6">Your choice:-&gt;</text:p>
      <text:p text:style-name="P6"/>
      <text:p text:style-name="P6">e</text:p>
      <text:p text:style-name="P6"><text:soft-page-break/>Input text to encrypt-&gt;</text:p>
      <text:p text:style-name="P6">hello </text:p>
      <text:p text:style-name="P6">KHOOR</text:p>
      <text:p text:style-name="P6">To encrypt, input e or E</text:p>
      <text:p text:style-name="P6"/>
      <text:p text:style-name="P6">To decrypt, input d or D</text:p>
      <text:p text:style-name="P6"/>
      <text:p text:style-name="P6">To exit, input any other letter</text:p>
      <text:p text:style-name="P6"/>
      <text:p text:style-name="P6">Your choice:-&gt;</text:p>
      <text:p text:style-name="P6"/>
      <text:p text:style-name="P6">d</text:p>
      <text:p text:style-name="P6">Input text to decrypt-&gt;</text:p>
      <text:p text:style-name="P6">KHOOR</text:p>
      <text:p text:style-name="P6">hello</text:p>
      <text:p text:style-name="P6">To encrypt, input e or E</text:p>
      <text:p text:style-name="P6"/>
      <text:p text:style-name="P6">To decrypt, input d or D</text:p>
      <text:p text:style-name="P6"/>
      <text:p text:style-name="P6">To exit, input any other letter</text:p>
      <text:p text:style-name="P6"/>
      <text:p text:style-name="P7">MODIFIED CIPHER </text:p>
      <text:p text:style-name="P8">#include&lt;stdio.h&gt;</text:p>
      <text:p text:style-name="P8">#include&lt;stdlib.h&gt;</text:p>
      <text:p text:style-name="P8">#include&lt;string.h&gt;</text:p>
      <text:p text:style-name="P8"/>
      <text:p text:style-name="P8">void decrypt(char arr[])</text:p>
      <text:p text:style-name="P8">{</text:p>
      <text:p text:style-name="P8"><text:s text:c="6"/>int i;</text:p>
      <text:p text:style-name="P8"><text:s text:c="6"/>for(i = 0; i &lt; strlen(arr); i++)</text:p>
      <text:p text:style-name="P8"><text:s text:c="6"/>{</text:p>
      <text:p text:style-name="P8"><text:s text:c="12"/>arr[i] = arr[i] + 10;</text:p>
      <text:p text:style-name="P8"><text:s text:c="6"/>}</text:p>
      <text:p text:style-name="P8">}</text:p>
      <text:p text:style-name="P8"/>
      <text:p text:style-name="P8">void encrypt(char arr[])</text:p>
      <text:p text:style-name="P8">{</text:p>
      <text:p text:style-name="P8"><text:s text:c="6"/>int i;</text:p>
      <text:p text:style-name="P8"><text:s text:c="6"/>for(i = 0; i &lt; strlen(arr); i++)</text:p>
      <text:p text:style-name="P8"><text:s text:c="6"/>{</text:p>
      <text:p text:style-name="P8"><text:s text:c="12"/>arr[i] = arr[i] - 10;</text:p>
      <text:p text:style-name="P8"><text:s text:c="6"/>}</text:p>
      <text:p text:style-name="P8">}</text:p>
      <text:p text:style-name="P8"/>
      <text:p text:style-name="P8">int main()</text:p>
      <text:p text:style-name="P8">{</text:p>
      <text:p text:style-name="P8"><text:s text:c="6"/>char password[40];<text:tab/></text:p>
      <text:p text:style-name="P8"><text:s text:c="6"/>int ch;</text:p>
      <text:p text:style-name="P8"><text:s text:c="6"/>printf("Enter a Password:\t");</text:p>
      <text:p text:style-name="P8"><text:s text:c="6"/>scanf("%s", password);</text:p>
      <text:p text:style-name="P8"><text:s text:c="6"/>printf("\nPassword:\t%s\n",password);</text:p>
      <text:p text:style-name="P8"><text:s text:c="6"/>encrypt(password);</text:p>
      <text:p text:style-name="P8"><text:soft-page-break/><text:s text:c="6"/>printf("\nEncrypted Password:\t%s\n", password);</text:p>
      <text:p text:style-name="P8"><text:s text:c="6"/>decrypt(password);</text:p>
      <text:p text:style-name="P8"><text:s text:c="6"/>printf("\nDecrypted Password:\t%s\n", password);</text:p>
      <text:p text:style-name="P8"><text:s text:c="6"/>return 0;</text:p>
      <text:p text:style-name="P8">}</text:p>
      <text:p text:style-name="P8"/>
      <text:p text:style-name="P8">OUTPUT :./a.out</text:p>
      <text:p text:style-name="P8">Enter a Password:<text:tab/>jatin</text:p>
      <text:p text:style-name="P8"/>
      <text:p text:style-name="P8">Password:<text:tab/>jatin</text:p>
      <text:p text:style-name="P8"/>
      <text:p text:style-name="P8">Encrypted Password:<text:tab/>`Wj_d</text:p>
      <text:p text:style-name="P8"/>
      <text:p text:style-name="P8">Decrypted Password:<text:tab/>jatin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09:06:52.213029914</meta:creation-date>
    <dc:date>2019-02-27T09:52:19.845502827</dc:date>
    <meta:editing-duration>PT4M6S</meta:editing-duration>
    <meta:editing-cycles>2</meta:editing-cycles>
    <meta:generator>LibreOffice/6.1.2.1$Linux_X86_64 LibreOffice_project/10$Build-1</meta:generator>
    <meta:document-statistic meta:table-count="0" meta:image-count="0" meta:object-count="0" meta:page-count="9" meta:paragraph-count="310" meta:word-count="872" meta:character-count="6454" meta:non-whitespace-character-count="5043"/>
  </office:meta>
</office:document-meta>
</file>